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DejaVu Sans" style:font-name-complex="DejaVu Sans"/>
    </style:style>
    <style:style style:name="T4" style:family="text">
      <style:text-properties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row table:style-name="ro1">
          <table:table-cell table:number-columns-repeated="3"/>
          <table:table-cell office:value-type="string">
            <text:p>Valid GUI Tests</text:p>
          </table:table-cell>
          <table:table-cell office:value-type="string">
            <text:p>parent to child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interface to interface tests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The hierarchy should at least 5 levels deep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Vary the connections by the number of levels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We probably need a code generator for this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to generate the hier, csv and connection table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2">
          <table:table-cell table:number-columns-repeated="5"/>
          <table:table-cell table:style-name="ce1" office:value-type="string">
            <text:p>Unit instance name </text:p>
            <text:p>Connectivity instance name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" office:value-type="string">
            <text:p>Number of connectivity</text:p>
            <text:p><text:span text:style-name="T3">Objects In unit</text:span></text:p>
          </table:table-cell>
          <table:table-cell table:number-columns-repeated="9" office:value-type="string">
            <text:p>single</text:p>
          </table:table-cell>
          <table:table-cell table:number-columns-repeated="9" office:value-type="string">
            <text:p>multiple</text:p>
          </table:table-cell>
        </table:table-row>
        <table:table-row table:style-name="ro1">
          <table:table-cell table:number-columns-repeated="5"/>
          <table:table-cell table:style-name="ce1" office:value-type="string">
            <text:p>Connectivity Type</text:p>
          </table:table-cell>
          <table:table-cell table:number-columns-repeated="3" office:value-type="string">
            <text:p>port</text:p>
          </table:table-cell>
          <table:table-cell table:number-columns-repeated="3" office:value-type="string">
            <text:p>interface</text:p>
          </table:table-cell>
          <table:table-cell table:number-columns-repeated="3" table:style-name="ce2" office:value-type="string">
            <text:p>HID</text:p>
          </table:table-cell>
          <table:table-cell table:number-columns-repeated="3" office:value-type="string">
            <text:p>port</text:p>
          </table:table-cell>
          <table:table-cell table:number-columns-repeated="3" office:value-type="string">
            <text:p>interface</text:p>
          </table:table-cell>
          <table:table-cell table:number-columns-repeated="3" table:style-name="ce2" office:value-type="string">
            <text:p>HID</text:p>
          </table:table-cell>
        </table:table-row>
        <table:table-row table:style-name="ro3">
          <table:table-cell table:number-columns-repeated="5"/>
          <table:table-cell table:style-name="ce3" office:value-type="string">
            <text:p><text:span text:style-name="T4">Position</text:span></text:p>
            <text:p><text:span text:style-name="T4">Of unit</text:span></text:p>
            <text:p><text:span text:style-name="T4">In tree</text:span>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  <table:table-cell office:value-type="string">
            <text:p>sibling</text:p>
          </table:table-cell>
          <table:table-cell office:value-type="string">
            <text:p>child</text:p>
          </table:table-cell>
          <table:table-cell office:value-type="string">
            <text:p>parent</text:p>
          </table:table-cell>
        </table:table-row>
        <table:table-row table:style-name="ro4">
          <table:table-cell table:number-columns-repeated="2"/>
          <table:table-cell table:style-name="ce1" office:value-type="string">
            <text:p>Unit instance name </text:p>
            <text:p>Connectivity instance name</text:p>
          </table:table-cell>
          <table:table-cell table:style-name="ce1" office:value-type="string">
            <text:p><text:span text:style-name="T2">Number of</text:span></text:p>
            <text:p><text:span text:style-name="T2">connectivity </text:span></text:p>
            <text:p><text:span text:style-name="T2">Objects </text:span></text:p>
            <text:p><text:span text:style-name="T2">In unit</text:span></text:p>
          </table:table-cell>
          <table:table-cell table:style-name="ce1" office:value-type="string">
            <text:p><text:span text:style-name="T2">Connectivity</text:span></text:p>
            <text:p><text:span text:style-name="T2">Type</text:span></text:p>
          </table:table-cell>
          <table:table-cell table:style-name="ce1" office:value-type="string">
            <text:p><text:span text:style-name="T2">Position</text:span></text:p>
            <text:p><text:span text:style-name="T2">Of unit</text:span></text:p>
            <text:p><text:span text:style-name="T2">In tree</text:span>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port</text:p>
          </table:table-cell>
          <table:table-cell office:value-type="string">
            <text:p>sibling</text:p>
          </table:table-cell>
          <table:table-cell>
            <office:annotation draw:style-name="gr1" draw:text-style-name="P2" svg:width="1.1406in" svg:height="0.2346in" svg:x="8.8075in" svg:y="2.8689in" draw:caption-point-x="-8.8075in" draw:caption-point-y="-2.8689in">
              <dc:date>2009-10-15T00:00:00</dc:date>
              <text:p text:style-name="P1"><text:span text:style-name="T1">Case1_1</text:span></text:p>
            </office:annotation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port</text:p>
          </table:table-cell>
          <table:table-cell office:value-type="string">
            <text:p>chil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port</text:p>
          </table:table-cell>
          <table:table-cell office:value-type="string">
            <text:p>paren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interface</text:p>
          </table:table-cell>
          <table:table-cell office:value-type="string">
            <text:p>sibling</text:p>
          </table:table-cell>
          <table:table-cell table:number-columns-repeated="3"/>
          <table:table-cell>
            <office:annotation draw:style-name="gr1" draw:text-style-name="P2" svg:width="1.1406in" svg:height="0.2346in" svg:x="10.5362in" svg:y="3.3713in" draw:caption-point-x="-10.5362in" draw:caption-point-y="-3.3713in">
              <dc:date>2009-10-15T00:00:00</dc:date>
              <text:p text:style-name="P1"><text:span text:style-name="T1">Case4_4</text:span></text:p>
            </office:annotation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interface</text:p>
          </table:table-cell>
          <table:table-cell office:value-type="string">
            <text:p>child</text:p>
          </table:table-cell>
          <table:table-cell table:number-columns-repeated="4"/>
          <table:table-cell>
            <office:annotation draw:style-name="gr1" draw:text-style-name="P2" svg:width="1.1406in" svg:height="0.2346in" svg:x="11.1126in" svg:y="3.5386in" draw:caption-point-x="-11.1126in" draw:caption-point-y="-3.5386in">
              <dc:date>2009-10-15T00:00:00</dc:date>
              <text:p text:style-name="P1"><text:span text:style-name="T1">case5_5</text:span></text:p>
            </office:annotation>
          </table:table-cell>
          <table:table-cell>
            <office:annotation draw:style-name="gr1" draw:text-style-name="P2" svg:width="1.1406in" svg:height="0.2346in" svg:x="11.689in" svg:y="3.5386in" draw:caption-point-x="-11.689in" draw:caption-point-y="-3.5386in">
              <dc:date>2009-10-15T00:00:00</dc:date>
              <text:p text:style-name="P1"><text:span text:style-name="T1">case5_6</text:span></text:p>
            </office:annotation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office:value-type="string">
            <text:p>interface</text:p>
          </table:table-cell>
          <table:table-cell office:value-type="string">
            <text:p>parent</text:p>
          </table:table-cell>
          <table:table-cell table:number-columns-repeated="4"/>
          <table:table-cell>
            <office:annotation draw:style-name="gr1" draw:text-style-name="P2" svg:width="1.1406in" svg:height="0.2346in" svg:x="11.1126in" svg:y="3.7059in" draw:caption-point-x="-11.1126in" draw:caption-point-y="-3.7059in">
              <dc:date>2009-10-15T00:00:00</dc:date>
              <text:p text:style-name="P1"><text:span text:style-name="T1">Case6_5</text:span></text:p>
            </office:annotation>
          </table:table-cell>
          <table:table-cell>
            <office:annotation draw:style-name="gr1" draw:text-style-name="P2" svg:width="1.1406in" svg:height="0.2346in" svg:x="11.689in" svg:y="3.7059in" draw:caption-point-x="-11.689in" draw:caption-point-y="-3.7059in">
              <dc:date>2009-10-15T00:00:00</dc:date>
              <text:p text:style-name="P1"><text:span text:style-name="T1">case6_6</text:span></text:p>
            </office:annotation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table:style-name="ce2" office:value-type="string">
            <text:p>HID</text:p>
          </table:table-cell>
          <table:table-cell office:value-type="string">
            <text:p>sibling</text:p>
          </table:table-cell>
          <table:table-cell table:number-columns-repeated="6"/>
          <table:table-cell>
            <office:annotation draw:style-name="gr1" draw:text-style-name="P2" svg:width="1.1409in" svg:height="0.2346in" svg:x="12.2654in" svg:y="3.8736in" draw:caption-point-x="-12.2654in" draw:caption-point-y="-3.8736in">
              <dc:date>2009-10-16T00:00:00</dc:date>
              <text:p text:style-name="P1"><text:span text:style-name="T1">case7_7</text:span></text:p>
            </office:annotation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table:style-name="ce2" office:value-type="string">
            <text:p>HID</text:p>
          </table:table-cell>
          <table:table-cell office:value-type="string">
            <text:p>child</text:p>
          </table:table-cell>
          <table:table-cell table:number-columns-repeated="7"/>
          <table:table-cell>
            <office:annotation draw:style-name="gr1" draw:text-style-name="P2" svg:width="1.1413in" svg:height="0.2346in" svg:x="12.8413in" svg:y="4.0409in" draw:caption-point-x="-12.8413in" draw:caption-point-y="-4.0409in">
              <dc:date>2009-10-19T00:00:00</dc:date>
              <text:p text:style-name="P2">case8_8</text:p>
            </office:annotation>
          </table:table-cell>
          <table:table-cell>
            <office:annotation draw:style-name="gr1" draw:text-style-name="P2" svg:width="1.1413in" svg:height="0.2346in" svg:x="13.4177in" svg:y="4.0409in" draw:caption-point-x="-13.4177in" draw:caption-point-y="-4.0409in">
              <dc:date>2009-10-19T00:00:00</dc:date>
              <text:p text:style-name="P2">case8_9</text:p>
            </office:annotation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ingle</text:p>
          </table:table-cell>
          <table:table-cell table:style-name="ce2" office:value-type="string">
            <text:p>HID</text:p>
          </table:table-cell>
          <table:table-cell office:value-type="string">
            <text:p>parent</text:p>
          </table:table-cell>
          <table:table-cell table:number-columns-repeated="7"/>
          <table:table-cell>
            <office:annotation draw:style-name="gr1" draw:text-style-name="P2" svg:width="1.1413in" svg:height="0.2346in" svg:x="12.8413in" svg:y="4.2083in" draw:caption-point-x="-12.8413in" draw:caption-point-y="-4.2083in">
              <dc:date>2009-10-19T00:00:00</dc:date>
              <text:p text:style-name="P2">case9_8</text:p>
            </office:annotation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port</text:p>
          </table:table-cell>
          <table:table-cell office:value-type="string">
            <text:p>sibling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port</text:p>
          </table:table-cell>
          <table:table-cell office:value-type="string">
            <text:p>chil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port</text:p>
          </table:table-cell>
          <table:table-cell office:value-type="string">
            <text:p>paren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interface</text:p>
          </table:table-cell>
          <table:table-cell office:value-type="string">
            <text:p>sibling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interface</text:p>
          </table:table-cell>
          <table:table-cell office:value-type="string">
            <text:p>chil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office:value-type="string">
            <text:p>interface</text:p>
          </table:table-cell>
          <table:table-cell office:value-type="string">
            <text:p>paren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table:style-name="ce2" office:value-type="string">
            <text:p>HID</text:p>
          </table:table-cell>
          <table:table-cell office:value-type="string">
            <text:p>sibling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table:style-name="ce2" office:value-type="string">
            <text:p>HID</text:p>
          </table:table-cell>
          <table:table-cell office:value-type="string">
            <text:p>chil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ultiple</text:p>
          </table:table-cell>
          <table:table-cell table:style-name="ce2" office:value-type="string">
            <text:p>HID</text:p>
          </table:table-cell>
          <table:table-cell office:value-type="string">
            <text:p>parent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9">10/19/2009</text:date>, <text:time>20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10-01T12:01:44</meta:creation-date>
    <dc:creator>MonicaS</dc:creator>
    <dc:date>2009-10-19T20:54:07</dc:date>
    <meta:editing-cycles>13</meta:editing-cycles>
    <meta:editing-duration>PT15H42M50S</meta:editing-duration>
    <meta:user-defined meta:name="Info 1"/>
    <meta:user-defined meta:name="Info 2"/>
    <meta:user-defined meta:name="Info 3"/>
    <meta:user-defined meta:name="Info 4"/>
    <meta:document-statistic meta:table-count="3" meta:cell-count="133"/>
  </office:meta>
</office:document-meta>
</file>